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think it happened. Finally I've achieved the union of energy between person and machine. The symbiotic tug-and-pull of vibration between two units so succinct in their unison that at moments, fleeting as you try to catch, they feel as one.</text:p>
      <text:p text:style-name="Standard"><text:tab/>That's the desired goal between bicycle and rider. Bicycle is meant to propel. Bicycle is crafted with all-but-one of the necessary components to reach its purpose. Power. Rider. </text:p>
      <text:p text:style-name="Standard"><text:tab/>At first the combination of bike and rider is turbulent. It is awkward. The bike knows its limits. The bike knows where it can go and how fast it can go and how it feels when it's going. But it does not know rider. </text:p>
      <text:p text:style-name="Standard"><text:tab/>The rider knows what it wants. What it needs. It needs speed, it needs distance, it needs flawlessness. But it does not know bike. </text:p>
      <text:p text:style-name="Standard"><text:tab/>Eventually bike and rider learn each other. They feel each other. Feet seek pedals, and pedals arrive. Up-hill, the unit consumes energy, and down the other side exhausts speed in melodic proportion.</text:p>
      <text:p text:style-name="Standard"><text:tab/>Bike and rider are at an understanding. It isn't called love, or family or ownership or domination... it doesn't have a word. It is the undefined connection of perfect unity between human and gear. </text:p>
      <text:p text:style-name="Standard"><text:tab/>I am rea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lark</meta:initial-creator>
    <meta:creation-date>2014-05-25T20:13:34.62</meta:creation-date>
    <dc:date>2014-05-25T20:41:23.88</dc:date>
    <dc:creator>Alexander Clark</dc:creator>
    <meta:editing-duration>PT12M17S</meta:editing-duration>
    <meta:editing-cycles>2</meta:editing-cycles>
    <meta:generator>OpenOffice/4.0.1$Win32 OpenOffice.org_project/401m5$Build-9714</meta:generator>
    <meta:document-statistic meta:table-count="0" meta:image-count="0" meta:object-count="0" meta:page-count="1" meta:paragraph-count="7" meta:word-count="206" meta:character-count="1181"/>
  </office:meta>
</office:document-meta>
</file>